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3.191cm">
            <draw:object draw:notify-on-update-of-ranges="Sheet1.C2:Sheet1.C6 Sheet1.M1:Sheet1.M1 Sheet1.M2:Sheet1.M6 Sheet1.N1:Sheet1.N1 Sheet1.N2:Sheet1.N6 Sheet1.C2:Sheet1.C6 Sheet1.O1:Sheet1.O1 Sheet1.O2:Sheet1.O6 Sheet1.C2:Sheet1.C6 Sheet1.P1:Sheet1.P1 Sheet1.P2:Sheet1.P6 Sheet1.C2:Sheet1.C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516cm" svg:y="3.266cm">
            <draw:object draw:notify-on-update-of-ranges="Sheet1.C2:Sheet1.C6 Sheet1.M1:Sheet1.M1 Sheet1.M2:Sheet1.M6 Sheet1.C2:Sheet1.C6 Sheet1.N1:Sheet1.N1 Sheet1.N2:Sheet1.N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erange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2]*[.B2]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0.0278181596236" calcext:value-type="float">
            <text:p>0,0278181596</text:p>
          </table:table-cell>
          <table:table-cell office:value-type="float" office:value="0.671454581347" calcext:value-type="float">
            <text:p>0,6714545813</text:p>
          </table:table-cell>
          <table:table-cell office:value-type="float" office:value="0" calcext:value-type="float">
            <text:p>0</text:p>
          </table:table-cell>
          <table:table-cell office:value-type="float" office:value="0.0125918154283" calcext:value-type="float">
            <text:p>0,0125918154</text:p>
          </table:table-cell>
          <table:table-cell office:value-type="float" office:value="30.0909090909" calcext:value-type="float">
            <text:p>30,0909090909</text:p>
          </table:table-cell>
          <table:table-cell office:value-type="float" office:value="29.6363636364" calcext:value-type="float">
            <text:p>29,6363636364</text:p>
          </table:table-cell>
          <table:table-cell office:value-type="float" office:value="138.234545455" calcext:value-type="float">
            <text:p>138,234545455</text:p>
          </table:table-cell>
          <table:table-cell office:value-type="float" office:value="418.791818182" calcext:value-type="float">
            <text:p>418,791818182</text:p>
          </table:table-cell>
          <table:table-cell office:value-type="float" office:value="35.4404545455" calcext:value-type="float">
            <text:p>35,4404545455</text:p>
          </table:table-cell>
          <table:table-cell office:value-type="float" office:value="37.4027272727" calcext:value-type="float">
            <text:p>37,4027272727</text:p>
          </table:table-cell>
          <table:table-cell office:value-type="float" office:value="201.228313636" calcext:value-type="float">
            <text:p>201,228313636</text:p>
          </table:table-cell>
          <table:table-cell office:value-type="float" office:value="762.138589016" calcext:value-type="float">
            <text:p>762,138589016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3]*[.B3]"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0.238750040531" calcext:value-type="float">
            <text:p>0,2387500405</text:p>
          </table:table-cell>
          <table:table-cell office:value-type="float" office:value="12.7464000106" calcext:value-type="float">
            <text:p>12,7464000106</text:p>
          </table:table-cell>
          <table:table-cell office:value-type="float" office:value="0" calcext:value-type="float">
            <text:p>0</text:p>
          </table:table-cell>
          <table:table-cell office:value-type="float" office:value="0.0414504992962" calcext:value-type="float">
            <text:p>0,0414504993</text:p>
          </table:table-cell>
          <table:table-cell office:value-type="float" office:value="60.2" calcext:value-type="float">
            <text:p>60,2</text:p>
          </table:table-cell>
          <table:table-cell office:value-type="float" office:value="64.05" calcext:value-type="float">
            <text:p>64,05</text:p>
          </table:table-cell>
          <table:table-cell office:value-type="float" office:value="425.8" calcext:value-type="float">
            <text:p>425,8</text:p>
          </table:table-cell>
          <table:table-cell office:value-type="float" office:value="1594.586" calcext:value-type="float">
            <text:p>1594,586</text:p>
          </table:table-cell>
          <table:table-cell office:value-type="float" office:value="71.7815" calcext:value-type="float">
            <text:p>71,7815</text:p>
          </table:table-cell>
          <table:table-cell office:value-type="float" office:value="77.36375" calcext:value-type="float">
            <text:p>77,36375</text:p>
          </table:table-cell>
          <table:table-cell office:value-type="float" office:value="632.2029225" calcext:value-type="float">
            <text:p>632,2029225</text:p>
          </table:table-cell>
          <table:table-cell office:value-type="float" office:value="3006.4855382" calcext:value-type="float">
            <text:p>3006,4855382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4]*[.B4]" office:value-type="float" office:value="3600" calcext:value-type="float">
            <text:p>3600</text:p>
          </table:table-cell>
          <table:table-cell office:value-type="float" office:value="30" calcext:value-type="float">
            <text:p>30</text:p>
          </table:table-cell>
          <table:table-cell office:value-type="float" office:value="1.6351500392" calcext:value-type="float">
            <text:p>1,6351500392</text:p>
          </table:table-cell>
          <table:table-cell office:value-type="float" office:value="130.051200008" calcext:value-type="float">
            <text:p>130,051200008</text:p>
          </table:table-cell>
          <table:table-cell office:value-type="float" office:value="0" calcext:value-type="float">
            <text:p>0</text:p>
          </table:table-cell>
          <table:table-cell office:value-type="float" office:value="0.114527502298" calcext:value-type="float">
            <text:p>0,1145275023</text:p>
          </table:table-cell>
          <table:table-cell office:value-type="float" office:value="90" calcext:value-type="float">
            <text:p>90</text:p>
          </table:table-cell>
          <table:table-cell office:value-type="float" office:value="97.25" calcext:value-type="float">
            <text:p>97,25</text:p>
          </table:table-cell>
          <table:table-cell office:value-type="float" office:value="841.5545" calcext:value-type="float">
            <text:p>841,5545</text:p>
          </table:table-cell>
          <table:table-cell office:value-type="float" office:value="4574.478" calcext:value-type="float">
            <text:p>4574,478</text:p>
          </table:table-cell>
          <table:table-cell office:value-type="float" office:value="106.32475" calcext:value-type="float">
            <text:p>106,32475</text:p>
          </table:table-cell>
          <table:table-cell office:value-type="float" office:value="115.667" calcext:value-type="float">
            <text:p>115,667</text:p>
          </table:table-cell>
          <table:table-cell office:value-type="float" office:value="1243.150925" calcext:value-type="float">
            <text:p>1243,150925</text:p>
          </table:table-cell>
          <table:table-cell office:value-type="float" office:value="8645.40913794" calcext:value-type="float">
            <text:p>8645,40913794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5]*[.B5]" office:value-type="float" office:value="6400" calcext:value-type="float">
            <text:p>6400</text:p>
          </table:table-cell>
          <table:table-cell office:value-type="float" office:value="40" calcext:value-type="float">
            <text:p>40</text:p>
          </table:table-cell>
          <table:table-cell office:value-type="float" office:value="4.93095002174" calcext:value-type="float">
            <text:p>4,9309500217</text:p>
          </table:table-cell>
          <table:table-cell office:value-type="float" office:value="191.00005002" calcext:value-type="float">
            <text:p>191,00005002</text:p>
          </table:table-cell>
          <table:table-cell office:value-type="float" office:value="0" calcext:value-type="float">
            <text:p>0</text:p>
          </table:table-cell>
          <table:table-cell office:value-type="float" office:value="0.205716501594" calcext:value-type="float">
            <text:p>0,2057165016</text:p>
          </table:table-cell>
          <table:table-cell office:value-type="float" office:value="114.35" calcext:value-type="float">
            <text:p>114,35</text:p>
          </table:table-cell>
          <table:table-cell office:value-type="float" office:value="118.95" calcext:value-type="float">
            <text:p>118,95</text:p>
          </table:table-cell>
          <table:table-cell office:value-type="float" office:value="1184.535" calcext:value-type="float">
            <text:p>1184,535</text:p>
          </table:table-cell>
          <table:table-cell office:value-type="float" office:value="7956.133" calcext:value-type="float">
            <text:p>7956,133</text:p>
          </table:table-cell>
          <table:table-cell office:value-type="float" office:value="139.28875" calcext:value-type="float">
            <text:p>139,28875</text:p>
          </table:table-cell>
          <table:table-cell office:value-type="float" office:value="146.24975" calcext:value-type="float">
            <text:p>146,24975</text:p>
          </table:table-cell>
          <table:table-cell office:value-type="float" office:value="1749.177145" calcext:value-type="float">
            <text:p>1749,177145</text:p>
          </table:table-cell>
          <table:table-cell office:value-type="float" office:value="15001.0816746" calcext:value-type="float">
            <text:p>15001,081674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6]*[.B6]"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12.181550014" calcext:value-type="float">
            <text:p>12,181550014</text:p>
          </table:table-cell>
          <table:table-cell office:value-type="float" office:value="435.07935003" calcext:value-type="float">
            <text:p>435,07935003</text:p>
          </table:table-cell>
          <table:table-cell office:value-type="float" office:value="0" calcext:value-type="float">
            <text:p>0</text:p>
          </table:table-cell>
          <table:table-cell office:value-type="float" office:value="0.26800799644" calcext:value-type="float">
            <text:p>0,2680079964</text:p>
          </table:table-cell>
          <table:table-cell office:value-type="float" office:value="142.4" calcext:value-type="float">
            <text:p>142,4</text:p>
          </table:table-cell>
          <table:table-cell office:value-type="float" office:value="144.1" calcext:value-type="float">
            <text:p>144,1</text:p>
          </table:table-cell>
          <table:table-cell office:value-type="float" office:value="1426.6955" calcext:value-type="float">
            <text:p>1426,6955</text:p>
          </table:table-cell>
          <table:table-cell office:value-type="float" office:value="11033.765" calcext:value-type="float">
            <text:p>11033,765</text:p>
          </table:table-cell>
          <table:table-cell office:value-type="float" office:value="169.5555" calcext:value-type="float">
            <text:p>169,5555</text:p>
          </table:table-cell>
          <table:table-cell office:value-type="float" office:value="175.16025" calcext:value-type="float">
            <text:p>175,16025</text:p>
          </table:table-cell>
          <table:table-cell office:value-type="float" office:value="2119.3867375" calcext:value-type="float">
            <text:p>2119,3867375</text:p>
          </table:table-cell>
          <table:table-cell office:value-type="float" office:value="20779.4535731" calcext:value-type="float">
            <text:p>20779,45357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sr-Latn-RS" fo:language="sr" fo:script="Latn" fo:country="R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2T10:02:17.871000000</dc:date>
    <meta:generator>LibreOffice/4.2.5.2$Windows_x86 LibreOffice_project/61cb170a04bb1f12e77c884eab9192be736ec5f5</meta:generator>
    <meta:editing-duration>P0D</meta:editing-duration>
    <meta:editing-cycles>1</meta:editing-cycles>
    <meta:document-statistic meta:table-count="1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4.781cm" svg:y="1.275cm" chart:style-name="ch3">
          <text:p>mapa sa objetima, seerange=rows/2</text:p>
        </chart:subtitle>
        <chart:legend chart:legend-position="end" svg:x="12.275cm" svg:y="3.454cm" style:legend-expansion="high" chart:style-name="ch4"/>
        <chart:plot-area chart:style-name="ch5" table:cell-range-address="Sheet1.C2:Sheet1.C6 Sheet1.M1:Sheet1.P6" chart:data-source-has-labels="row" svg:x="1.331cm" svg:y="2.318cm" svg:width="10.304cm" svg:height="5.521cm">
          <chartooo:coordinate-region svg:x="2.508cm" svg:y="2.517cm" svg:width="8.662cm" svg:height="4.675cm"/>
          <chart:axis chart:dimension="x" chart:name="primary-x" chart:style-name="ch6">
            <chart:title svg:x="5.791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series chart:style-name="ch12" chart:values-cell-range-address="Sheet1.O2:Sheet1.O6" chart:label-cell-address="Sheet1.O1:Sheet1.O1" chart:class="chart:scatter">
            <chart:data-point chart:repeated="5"/>
          </chart:series>
          <chart:series chart:style-name="ch13" chart:values-cell-range-address="Sheet1.P2:Sheet1.P6" chart:label-cell-address="Sheet1.P1:Sheet1.P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  <table:table-cell office:value-type="string">
                <text:p>random potraga</text:p>
                <draw:g>
                  <svg:desc>Sheet1.O1:Sheet1.O1</svg:desc>
                </draw:g>
              </table:table-cell>
              <table:table-cell office:value-type="string">
                <text:p>random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35.4404545455">
                <text:p>35.4404545455</text:p>
                <draw:g>
                  <svg:desc>Sheet1.M2:Sheet1.M6</svg:desc>
                </draw:g>
              </table:table-cell>
              <table:table-cell office:value-type="float" office:value="37.4027272727">
                <text:p>37.4027272727</text:p>
                <draw:g>
                  <svg:desc>Sheet1.N2:Sheet1.N6</svg:desc>
                </draw:g>
              </table:table-cell>
              <table:table-cell office:value-type="float" office:value="201.228313636">
                <text:p>201.228313636</text:p>
                <draw:g>
                  <svg:desc>Sheet1.O2:Sheet1.O6</svg:desc>
                </draw:g>
              </table:table-cell>
              <table:table-cell office:value-type="float" office:value="762.138589016">
                <text:p>762.138589016</text:p>
                <draw:g>
                  <svg:desc>Sheet1.P2:Sheet1.P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71.7815">
                <text:p>71.7815</text:p>
              </table:table-cell>
              <table:table-cell office:value-type="float" office:value="77.36375">
                <text:p>77.36375</text:p>
              </table:table-cell>
              <table:table-cell office:value-type="float" office:value="632.2029225">
                <text:p>632.2029225</text:p>
              </table:table-cell>
              <table:table-cell office:value-type="float" office:value="3006.4855382">
                <text:p>3006.4855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106.32475">
                <text:p>106.32475</text:p>
              </table:table-cell>
              <table:table-cell office:value-type="float" office:value="115.667">
                <text:p>115.667</text:p>
              </table:table-cell>
              <table:table-cell office:value-type="float" office:value="1243.150925">
                <text:p>1243.150925</text:p>
              </table:table-cell>
              <table:table-cell office:value-type="float" office:value="8645.40913794">
                <text:p>8645.40913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39.28875">
                <text:p>139.28875</text:p>
              </table:table-cell>
              <table:table-cell office:value-type="float" office:value="146.24975">
                <text:p>146.24975</text:p>
              </table:table-cell>
              <table:table-cell office:value-type="float" office:value="1749.177145">
                <text:p>1749.177145</text:p>
              </table:table-cell>
              <table:table-cell office:value-type="float" office:value="15001.0816746">
                <text:p>15001.0816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69.5555">
                <text:p>169.5555</text:p>
              </table:table-cell>
              <table:table-cell office:value-type="float" office:value="175.16025">
                <text:p>175.16025</text:p>
              </table:table-cell>
              <table:table-cell office:value-type="float" office:value="2119.3867375">
                <text:p>2119.3867375</text:p>
              </table:table-cell>
              <table:table-cell office:value-type="float" office:value="20779.4535731">
                <text:p>20779.4535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4.781cm" svg:y="1.275cm" chart:style-name="ch3">
          <text:p>mapa sa objetima, seerange=rows/2</text:p>
        </chart:subtitle>
        <chart:legend chart:legend-position="end" svg:x="13.518cm" svg:y="3.952cm" style:legend-expansion="high" chart:style-name="ch4"/>
        <chart:plot-area chart:style-name="ch5" table:cell-range-address="Sheet1.C2:Sheet1.C6 Sheet1.M1:Sheet1.N6" chart:data-source-has-labels="row" svg:x="1.331cm" svg:y="2.318cm" svg:width="11.547cm" svg:height="5.521cm">
          <chartooo:coordinate-region svg:x="2.138cm" svg:y="2.517cm" svg:width="10.275cm" svg:height="4.675cm"/>
          <chart:axis chart:dimension="x" chart:name="primary-x" chart:style-name="ch6">
            <chart:title svg:x="6.412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35.4404545455">
                <text:p>35.4404545455</text:p>
                <draw:g>
                  <svg:desc>Sheet1.M2:Sheet1.M6</svg:desc>
                </draw:g>
              </table:table-cell>
              <table:table-cell office:value-type="float" office:value="37.4027272727">
                <text:p>37.4027272727</text:p>
                <draw:g>
                  <svg:desc>Sheet1.N2:Sheet1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71.7815">
                <text:p>71.7815</text:p>
              </table:table-cell>
              <table:table-cell office:value-type="float" office:value="77.36375">
                <text:p>77.36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106.32475">
                <text:p>106.32475</text:p>
              </table:table-cell>
              <table:table-cell office:value-type="float" office:value="115.667">
                <text:p>115.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39.28875">
                <text:p>139.28875</text:p>
              </table:table-cell>
              <table:table-cell office:value-type="float" office:value="146.24975">
                <text:p>146.24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69.5555">
                <text:p>169.5555</text:p>
              </table:table-cell>
              <table:table-cell office:value-type="float" office:value="175.16025">
                <text:p>175.16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